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5mm" svg:height="90.04mm" svg:x="96.7mm" svg:y="7.44mm">
            <loext:p draw:notify-on-update-of-ranges="Sheet1.A2:Sheet1.A2 Sheet1.A3:Sheet1.A201 Sheet1.C2:Sheet1.C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57.43mm" svg:y="1.26mm">
            <loext:p draw:notify-on-update-of-ranges="Sheet1.N2:Sheet1.N11 Sheet1.M2:Sheet1.M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table:number-columns-repeated="8"/>
          <table:table-cell office:value-type="string" calcext:value-type="string">
            <text:p>nombre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tiempo</text:p>
          </table:table-cell>
        </table:table-row>
        <table:table-row table:style-name="ro2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136</text:p>
          </table:table-cell>
          <table:table-cell table:number-columns-repeated="8"/>
          <table:table-cell table:style-name="ce1" office:value-type="string" calcext:value-type="string">
            <text:p>../../images/thor.jpg</text:p>
          </table:table-cell>
          <table:table-cell table:style-name="ce1" office:value-type="float" office:value="8294400" calcext:value-type="float">
            <text:p>8294400</text:p>
          </table:table-cell>
          <table:table-cell table:style-name="ce1" office:value-type="float" office:value="0.008" calcext:value-type="float">
            <text:p>0,008</text:p>
          </table:table-cell>
        </table:table-row>
        <table:table-row table:style-name="ro2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411</text:p>
          </table:table-cell>
          <table:table-cell table:number-columns-repeated="8"/>
          <table:table-cell table:style-name="ce1" office:value-type="string" calcext:value-type="string">
            <text:p>../../images/movie.jpg</text:p>
          </table:table-cell>
          <table:table-cell table:style-name="ce1" office:value-type="float" office:value="8294400" calcext:value-type="float">
            <text:p>8294400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2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398</text:p>
          </table:table-cell>
          <table:table-cell table:number-columns-repeated="8"/>
          <table:table-cell table:style-name="ce1" office:value-type="string" calcext:value-type="string">
            <text:p>../../images/Tux.png</text:p>
          </table:table-cell>
          <table:table-cell table:style-name="ce1" office:value-type="float" office:value="83210" calcext:value-type="float">
            <text:p>832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126</text:p>
          </table:table-cell>
          <table:table-cell table:number-columns-repeated="8"/>
          <table:table-cell table:style-name="ce1" office:value-type="string" calcext:value-type="string">
            <text:p>../../images/nature2.jpg</text:p>
          </table:table-cell>
          <table:table-cell table:style-name="ce1" office:value-type="float" office:value="2073600" calcext:value-type="float">
            <text:p>2073600</text:p>
          </table:table-cell>
          <table:table-cell table:style-name="ce1"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398</text:p>
          </table:table-cell>
          <table:table-cell table:number-columns-repeated="8"/>
          <table:table-cell table:style-name="ce1" office:value-type="string" calcext:value-type="string">
            <text:p>../../images/lenna.png</text:p>
          </table:table-cell>
          <table:table-cell table:style-name="ce1"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126</text:p>
          </table:table-cell>
          <table:table-cell table:number-columns-repeated="8"/>
          <table:table-cell table:style-name="ce1" office:value-type="string" calcext:value-type="string">
            <text:p>../../images/cats.jpg</text:p>
          </table:table-cell>
          <table:table-cell table:style-name="ce1" office:value-type="float" office:value="1049088" calcext:value-type="float">
            <text:p>104908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086</text:p>
          </table:table-cell>
          <table:table-cell table:number-columns-repeated="8"/>
          <table:table-cell table:style-name="ce1" office:value-type="string" calcext:value-type="string">
            <text:p>../../images/gta.jpg</text:p>
          </table:table-cell>
          <table:table-cell table:style-name="ce1" office:value-type="float" office:value="8294400" calcext:value-type="float">
            <text:p>8294400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2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390</text:p>
          </table:table-cell>
          <table:table-cell table:number-columns-repeated="8"/>
          <table:table-cell table:style-name="ce1" office:value-type="string" calcext:value-type="string">
            <text:p>../../images/nature.jpg</text:p>
          </table:table-cell>
          <table:table-cell table:style-name="ce1" office:value-type="float" office:value="2073600" calcext:value-type="float">
            <text:p>2073600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118</text:p>
          </table:table-cell>
          <table:table-cell table:number-columns-repeated="8"/>
          <table:table-cell table:style-name="ce1" office:value-type="string" calcext:value-type="string">
            <text:p>../../images/game.jpg</text:p>
          </table:table-cell>
          <table:table-cell table:style-name="ce1" office:value-type="float" office:value="1440000" calcext:value-type="float">
            <text:p>1440000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110</text:p>
          </table:table-cell>
          <table:table-cell table:number-columns-repeated="8"/>
          <table:table-cell table:style-name="ce1" office:value-type="string" calcext:value-type="string">
            <text:p>../../images/birds.jpg</text:p>
          </table:table-cell>
          <table:table-cell table:style-name="ce1" office:value-type="float" office:value="5184000" calcext:value-type="float">
            <text:p>5184000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110</text:p>
          </table:table-cell>
          <table:table-cell table:number-columns-repeated="11"/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395</text:p>
          </table:table-cell>
          <table:table-cell table:number-columns-repeated="11"/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388</text:p>
          </table:table-cell>
          <table:table-cell table:number-columns-repeated="11"/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105</text:p>
          </table:table-cell>
          <table:table-cell table:number-columns-repeated="11"/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384</text:p>
          </table:table-cell>
          <table:table-cell table:number-columns-repeated="11"/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099</text:p>
          </table:table-cell>
          <table:table-cell table:number-columns-repeated="11"/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382</text:p>
          </table:table-cell>
          <table:table-cell table:number-columns-repeated="11"/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076</text:p>
          </table:table-cell>
          <table:table-cell table:number-columns-repeated="11"/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113</text:p>
          </table:table-cell>
          <table:table-cell table:number-columns-repeated="11"/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string" calcext:value-type="string">
            <text:p>../../images/birds.jpg</text:p>
          </table:table-cell>
          <table:table-cell office:value-type="string" calcext:value-type="string">
            <text:p>0.005360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41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3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6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4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229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226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5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4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5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224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4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6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234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230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229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5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3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224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122</text:p>
          </table:table-cell>
          <table:table-cell table:number-columns-repeated="11"/>
        </table:table-row>
        <table:table-row table:style-name="ro1">
          <table:table-cell office:value-type="float" office:value="1049088" calcext:value-type="float">
            <text:p>1049088</text:p>
          </table:table-cell>
          <table:table-cell office:value-type="string" calcext:value-type="string">
            <text:p>../../images/cats.jpg</text:p>
          </table:table-cell>
          <table:table-cell office:value-type="string" calcext:value-type="string">
            <text:p>0.001227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85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57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52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52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63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61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57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52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76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60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53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52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63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63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50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65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60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55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54</text:p>
          </table:table-cell>
          <table:table-cell table:number-columns-repeated="11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string" calcext:value-type="string">
            <text:p>../../images/game.jpg</text:p>
          </table:table-cell>
          <table:table-cell office:value-type="string" calcext:value-type="string">
            <text:p>0.001660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209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40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81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71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213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442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99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71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78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99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202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456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25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03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60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64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46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66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213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gta.jpg</text:p>
          </table:table-cell>
          <table:table-cell office:value-type="string" calcext:value-type="string">
            <text:p>0.008114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3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1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3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2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9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299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1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299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2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1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2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4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3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1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3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1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1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3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0</text:p>
          </table:table-cell>
          <table:table-cell table:number-columns-repeated="11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../../images/lenna.png</text:p>
          </table:table-cell>
          <table:table-cell office:value-type="string" calcext:value-type="string">
            <text:p>0.000301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41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99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68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09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58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77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67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58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61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26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67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98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437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36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65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96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22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19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59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movie.jpg</text:p>
          </table:table-cell>
          <table:table-cell office:value-type="string" calcext:value-type="string">
            <text:p>0.008187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59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2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4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4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23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25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6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26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6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27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6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6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8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7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4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1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55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4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32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2.jpg</text:p>
          </table:table-cell>
          <table:table-cell office:value-type="string" calcext:value-type="string">
            <text:p>0.002329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18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40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21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33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38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29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22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26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28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35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39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32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51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23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36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26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36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26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30</text:p>
          </table:table-cell>
          <table:table-cell table:number-columns-repeated="11"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string" calcext:value-type="string">
            <text:p>../../images/nature.jpg</text:p>
          </table:table-cell>
          <table:table-cell office:value-type="string" calcext:value-type="string">
            <text:p>0.002340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10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54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46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445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76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32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27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93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73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15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44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97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89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77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73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202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210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60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59</text:p>
          </table:table-cell>
          <table:table-cell table:number-columns-repeated="11"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string" calcext:value-type="string">
            <text:p>../../images/thor.jpg</text:p>
          </table:table-cell>
          <table:table-cell office:value-type="string" calcext:value-type="string">
            <text:p>0.008181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1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0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39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38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39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38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0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0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1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0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0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0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37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38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5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38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0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38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39</text:p>
          </table:table-cell>
          <table:table-cell table:number-columns-repeated="11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string" calcext:value-type="string">
            <text:p>../../images/Tux.png</text:p>
          </table:table-cell>
          <table:table-cell office:value-type="string" calcext:value-type="string">
            <text:p>0.00014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9:32:35.622889536</meta:creation-date>
    <dc:date>2017-10-15T19:49:30.247555939</dc:date>
    <meta:editing-duration>PT16M55S</meta:editing-duration>
    <meta:editing-cycles>2</meta:editing-cycles>
    <meta:generator>LibreOffice/5.2.7.2$Linux_X86_64 LibreOffice_project/20m0$Build-2</meta:generator>
    <meta:document-statistic meta:table-count="1" meta:cell-count="6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column-mapping="0" chart:style-name="ch1">
        <chart:legend chart:legend-position="end" svg:x="13.945cm" svg:y="4.203cm" style:legend-expansion="high" chart:style-name="ch2"/>
        <chart:plot-area chart:style-name="ch3" table:cell-range-address="Sheet1.C2:Sheet1.C201 Sheet1.A2:Sheet1.A201" chart:data-source-has-labels="row" svg:x="0.319cm" svg:y="0.18cm" svg:width="13.307cm" svg:height="8.645cm">
          <chartooo:coordinate-region svg:x="1.866cm" svg:y="0.379cm" svg:width="11.4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201" chart:label-cell-address="Sheet1.A2:Sheet1.A2" chart:class="chart:scatter">
            <chart:domain table:cell-range-address="Sheet1.C2:Sheet1.C201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184000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201</svg:desc>
                </draw:g>
              </table:table-cell>
              <table:table-cell office:value-type="float" office:value="5184000">
                <text:p>5184000</text:p>
                <draw:g>
                  <svg:desc>Sheet1.A3:Sheet1.A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184000">
                <text:p>5184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684cm" svg:y="4.201cm" style:legend-expansion="high" chart:style-name="ch2"/>
        <chart:plot-area chart:style-name="ch3" table:cell-range-address="Sheet1.M2:Sheet1.N11" chart:data-source-has-labels="column" svg:x="0.32cm" svg:y="0.18cm" svg:width="13.044cm" svg:height="8.64cm">
          <chartooo:coordinate-region svg:x="1.867cm" svg:y="0.379cm" svg:width="11.072cm" svg:height="7.794cm"/>
          <chart:axis chart:dimension="x" chart:name="primary-x" chart:style-name="ch4" chartooo:axis-type="auto">
            <chart:categories table:cell-range-address="Sheet1.N2:Sheet1.N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11" chart:class="chart:scatter">
            <chart:domain table:cell-range-address="Sheet1.N2:Sheet1.N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0.008">
                <text:p>0.008</text:p>
                <draw:g>
                  <svg:desc>Sheet1.N2:Sheet1.N11</svg:desc>
                </draw:g>
              </table:table-cell>
              <table:table-cell office:value-type="float" office:value="8294400">
                <text:p>8294400</text:p>
                <draw:g>
                  <svg:desc>Sheet1.M2:Sheet1.M11</svg:desc>
                </draw:g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3210">
                <text:p>83210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1049088">
                <text:p>1049088</text:p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8294400">
                <text:p>8294400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2073600">
                <text:p>2073600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5184000">
                <text:p>518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